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"/>
    <style:font-face style:name="Roboto Medium1" svg:font-family="'Roboto Medium'"/>
    <style:font-face style:name="Roboto1" svg:font-family="Roboto" style:font-pitch="variable"/>
    <style:font-face style:name="Roboto Medium" svg:font-family="'Roboto Medium'" style:font-adornments="Regular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oboto1" officeooo:rsid="001c50d9" officeooo:paragraph-rsid="001c50d9"/>
    </style:style>
    <style:style style:name="P2" style:family="paragraph" style:parent-style-name="Standard" style:list-style-name="L1">
      <style:text-properties style:font-name="Roboto1" officeooo:rsid="001f98d0" officeooo:paragraph-rsid="001f98d0"/>
    </style:style>
    <style:style style:name="P3" style:family="paragraph" style:parent-style-name="Standard" style:list-style-name="L1">
      <style:text-properties style:font-name="Roboto1" officeooo:rsid="0020e0c7" officeooo:paragraph-rsid="0020e0c7"/>
    </style:style>
    <style:style style:name="P4" style:family="paragraph" style:parent-style-name="Standard" style:list-style-name="L1">
      <style:text-properties style:font-name="Roboto1" officeooo:rsid="00219fb1" officeooo:paragraph-rsid="00219fb1"/>
    </style:style>
    <style:style style:name="P5" style:family="paragraph" style:parent-style-name="Standard" style:list-style-name="L1">
      <style:text-properties style:font-name="Roboto1" officeooo:rsid="002297e7" officeooo:paragraph-rsid="002297e7"/>
    </style:style>
    <style:style style:name="P6" style:family="paragraph" style:parent-style-name="Standard">
      <style:text-properties style:font-name="Roboto1" officeooo:rsid="002297e7" officeooo:paragraph-rsid="002297e7"/>
    </style:style>
    <style:style style:name="T1" style:family="text">
      <style:text-properties officeooo:rsid="0024845e"/>
    </style:style>
    <style:style style:name="T2" style:family="text">
      <style:text-properties officeooo:rsid="002764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sch-kritische Methode:<text:line-break/></text:p>
      <text:list xml:id="list2194723047" text:style-name="L1">
        <text:list-item>
          <text:p text:style-name="P2">Bibel als irdisches produkt, nicht „vom Himmel gefallen“</text:p>
        </text:list-item>
        <text:list-item>
          <text:p text:style-name="P3">Kritische Haltung gegenüber der Bibel</text:p>
        </text:list-item>
        <text:list-item>
          <text:p text:style-name="P4">Erfordert Auseinandersetzung mit geistesgeschichtlichen, historeíschen, und sozialen Kontext</text:p>
        </text:list-item>
        <text:list-item>
          <text:p text:style-name="P5">Abstand zwischen Wertvorstellungen und Einstellungen des Lesers gegenüber <text:span text:style-name="T1">denen der Bibel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"/>
    <style:font-face style:name="Roboto Medium1" svg:font-family="'Roboto Medium'"/>
    <style:font-face style:name="Roboto1" svg:font-family="Roboto" style:font-pitch="variable"/>
    <style:font-face style:name="Roboto Medium" svg:font-family="'Roboto Medium'" style:font-adornments="Regular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Roboto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Roboto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oboto Medium1" fo:font-family="'Roboto Medium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3-01T08:39:46.806000000</dc:date>
    <meta:editing-duration>PT9M19S</meta:editing-duration>
    <meta:editing-cycles>12</meta:editing-cycles>
    <meta:document-statistic meta:table-count="0" meta:image-count="0" meta:object-count="0" meta:page-count="1" meta:paragraph-count="5" meta:word-count="38" meta:character-count="308" meta:non-whitespace-character-count="278"/>
  </office:meta>
</office:document-meta>
</file>